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64cm" fo:min-width="1.176cm"/>
    </style:style>
    <style:style style:name="gr2" style:family="graphic" style:parent-style-name="standard">
      <style:graphic-properties draw:textarea-horizontal-align="justify" draw:textarea-vertical-align="middle" draw:auto-grow-height="false" fo:min-height="0.88cm" fo:min-width="1.596cm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218cm" fo:min-width="2.641cm"/>
    </style:style>
    <style:style style:name="gr4" style:family="graphic" style:parent-style-name="standard">
      <style:graphic-properties draw:textarea-horizontal-align="justify" draw:textarea-vertical-align="middle" draw:auto-grow-height="false" fo:min-height="0.454cm" fo:min-width="2.203cm"/>
    </style:style>
    <style:style style:name="gr5" style:family="graphic" style:parent-style-name="text">
      <style:graphic-properties draw:textarea-horizontal-align="justify" draw:textarea-vertical-align="middle" draw:auto-grow-height="false" fo:min-height="0.232cm" fo:min-width="0.609cm"/>
    </style:style>
    <style:style style:name="gr6" style:family="graphic" style:parent-style-name="text">
      <style:graphic-properties draw:textarea-horizontal-align="justify" draw:textarea-vertical-align="middle" draw:auto-grow-height="false" fo:min-height="0.52cm" fo:min-width="0.332cm"/>
    </style:style>
    <style:style style:name="gr7" style:family="graphic" style:parent-style-name="text">
      <style:graphic-properties draw:fill="solid" draw:fill-color="#729fcf" draw:textarea-horizontal-align="justify" draw:textarea-vertical-align="middle" draw:auto-grow-height="false" fo:min-height="0.704cm" fo:min-width="2.075cm"/>
    </style:style>
    <style:style style:name="gr8" style:family="graphic" style:parent-style-name="text">
      <style:graphic-properties draw:fill="solid" draw:fill-color="#729fcf" draw:textarea-horizontal-align="justify" draw:textarea-vertical-align="middle" draw:auto-grow-height="false" fo:min-height="1.032cm" fo:min-width="1.752cm"/>
    </style:style>
    <style:style style:name="gr9" style:family="graphic" style:parent-style-name="text">
      <style:graphic-properties draw:fill="solid" draw:fill-color="#729fcf" draw:textarea-horizontal-align="justify" draw:textarea-vertical-align="middle" draw:auto-grow-height="false" fo:min-height="1.753cm" fo:min-width="6.91cm"/>
    </style:style>
    <style:style style:name="gr10" style:family="graphic" style:parent-style-name="text">
      <style:graphic-properties draw:fill="solid" draw:fill-color="#729fcf" draw:textarea-horizontal-align="justify" draw:textarea-vertical-align="middle" draw:auto-grow-height="false" fo:min-height="0.639cm" fo:min-width="5.269cm"/>
    </style:style>
    <style:style style:name="gr11" style:family="graphic" style:parent-style-name="standard">
      <style:graphic-properties draw:textarea-horizontal-align="justify" draw:textarea-vertical-align="middle" draw:auto-grow-height="false" fo:min-height="0.501cm" fo:min-width="5.469cm"/>
    </style:style>
    <style:style style:name="gr12" style:family="graphic" style:parent-style-name="standard">
      <style:graphic-properties draw:textarea-horizontal-align="justify" draw:textarea-vertical-align="middle" draw:auto-grow-height="false" fo:min-height="0.647cm" fo:min-width="5.342cm"/>
    </style:style>
    <style:style style:name="gr13" style:family="graphic" style:parent-style-name="standard">
      <style:graphic-properties draw:textarea-horizontal-align="justify" draw:textarea-vertical-align="middle" draw:auto-grow-height="false" fo:min-height="0.535cm" fo:min-width="4.259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5.369cm"/>
    </style:style>
    <style:style style:name="gr15" style:family="graphic" style:parent-style-name="standard">
      <style:graphic-properties draw:textarea-horizontal-align="justify" draw:textarea-vertical-align="middle" draw:auto-grow-height="false" fo:min-height="0.455cm" fo:min-width="2.20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729fc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35cm" svg:height="1.426cm" svg:x="7.731cm" svg:y="7.032cm">
          <text:p text:style-name="P1"><text:span text:style-name="T1">generation &lt; 5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" draw:id="id6" draw:layer="layout" svg:width="4.191cm" svg:height="2.259cm" svg:x="7.223cm" svg:y="12.487cm">
          <text:p text:style-name="P1"><text:span text:style-name="T1">Is this father si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1" draw:id="id1" draw:layer="layout" svg:width="5.259cm" svg:height="2.467cm" svg:x="6.679cm" svg:y="1.462cm">
          <text:p text:style-name="P3"><text:span text:style-name="T2">Id = person id</text:span></text:p>
          <text:p text:style-name="P3"><text:span text:style-name="T2">Genration = 1</text:span></text:p>
          <text:p text:style-name="P3"><text:span text:style-name="T2">Side = M</text:span></text:p>
          <text:p text:style-name="P3"><text:span text:style-name="T2">Mother = MOTHER + id</text:span></text:p>
          <text:p text:style-name="P3"><text:span text:style-name="T2">Father = FATHER + id</text:span></text:p>
          <text:p text:style-name="P4"><text:span text:style-name="T2">Generation++</text:span></text:p>
          <text:p text:style-name="P4"><text:span text:style-name="T2">Parent = 1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2" xml:id="id7" draw:id="id7" draw:layer="layout" svg:width="2.703cm" svg:height="0.704cm" svg:x="7.937cm" svg:y="15.787cm">
          <text:p text:style-name="P1"><text:span text:style-name="T1">Person = M</text:span>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5" draw:text-style-name="P1" draw:layer="layout" svg:width="2.217cm" svg:height="0.962cm" svg:x="6.963cm" svg:y="11.8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layer="layout" svg:width="1.664cm" svg:height="1.538cm" svg:x="8.903cm" svg:y="11.9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8" draw:id="id8" draw:layer="layout" svg:width="5.149cm" svg:height="1.906cm" svg:x="6.781cm" svg:y="17.592cm">
          <text:p text:style-name="P1">Is parent = odd numb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5" xml:id="id5" draw:id="id5" draw:layer="layout" svg:width="4.502cm" svg:height="2.564cm" svg:x="7.134cm" svg:y="9.198cm">
          <text:p text:style-name="P1">Sequence &lt; </text:p>
          <text:p text:style-name="P1">max_sequen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6" xml:id="id9" draw:id="id9" draw:layer="layout" svg:width="7.41cm" svg:height="2.003cm" svg:x="5.652cm" svg:y="20.647cm">
          <text:p text:style-name="P4">Person = person + GM</text:p>
          <text:p text:style-name="P4">Person = person + generaion</text:p>
          <text:p text:style-name="P4">Person = Person + sequence</text:p>
          <text:p text:style-name="P4">Person = Person + “-” + id </text:p>
          <text:p text:style-name="P4">Generation = generation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xml:id="id14" draw:id="id14" draw:layer="layout" svg:width="5.769cm" svg:height="0.889cm" svg:x="14.027cm" svg:y="11.479cm">
          <text:p text:style-name="P1">Sequence = sequence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2" draw:id="id2" draw:layer="layout" svg:width="5.969cm" svg:height="0.751cm" svg:x="6.334cm" svg:y="4.712cm">
          <text:p text:style-name="P1">addTblPerson(FATH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3" draw:id="id3" draw:layer="layout" svg:width="5.842cm" svg:height="0.897cm" svg:x="6.334cm" svg:y="5.799cm">
          <text:p text:style-name="P1">addTblPerson(MOTH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10" draw:id="id10" draw:layer="layout" svg:width="4.759cm" svg:height="0.785cm" svg:x="6.947cm" svg:y="23.762cm">
          <text:p text:style-name="P1">addTblPerson(Person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2" draw:id="id12" draw:layer="layout" svg:width="5.869cm" svg:height="0.762cm" svg:x="13.954cm" svg:y="13.792cm">
          <text:p text:style-name="P1">generation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11" draw:id="id11" draw:layer="layout" svg:width="2.703cm" svg:height="0.705cm" svg:x="11.886cm" svg:y="15.606cm">
          <text:p text:style-name="P1"><text:span text:style-name="T1">Person = F</text:span>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onnector draw:style-name="gr16" draw:text-style-name="P7" draw:layer="layout" svg:x1="9.309cm" svg:y1="3.929cm" svg:x2="9.319cm" svg:y2="4.712cm" draw:start-shape="id1" draw:start-glue-point="6" draw:end-shape="id2" draw:end-glue-point="4" svg:d="M9309 3929v391h10v392" svg:viewBox="0 0 11 784">
          <text:p/>
        </draw:connector>
        <draw:connector draw:style-name="gr16" draw:text-style-name="P7" draw:layer="layout" svg:x1="9.319cm" svg:y1="5.463cm" svg:x2="9.255cm" svg:y2="5.799cm" draw:start-shape="id2" draw:start-glue-point="6" draw:end-shape="id3" draw:end-glue-point="4" svg:d="M9319 5463v168h-64v168" svg:viewBox="0 0 65 337">
          <text:p/>
        </draw:connector>
        <draw:connector draw:style-name="gr16" draw:text-style-name="P7" draw:layer="layout" svg:x1="9.255cm" svg:y1="6.696cm" svg:x2="9.406cm" svg:y2="7.032cm" draw:start-shape="id3" draw:start-glue-point="6" draw:end-shape="id4" draw:end-glue-point="4" svg:d="M9255 6696v168h151v168" svg:viewBox="0 0 152 337">
          <text:p/>
        </draw:connector>
        <draw:connector draw:style-name="gr16" draw:text-style-name="P7" draw:layer="layout" svg:x1="9.406cm" svg:y1="8.458cm" svg:x2="9.385cm" svg:y2="9.198cm" draw:start-shape="id4" draw:start-glue-point="6" draw:end-shape="id5" draw:end-glue-point="4" svg:d="M9406 8458v371h-21v369" svg:viewBox="0 0 22 741">
          <text:p/>
        </draw:connector>
        <draw:connector draw:style-name="gr16" draw:text-style-name="P7" draw:layer="layout" svg:x1="9.385cm" svg:y1="11.762cm" svg:x2="9.319cm" svg:y2="12.487cm" draw:start-shape="id5" draw:start-glue-point="6" draw:end-shape="id6" draw:end-glue-point="4" svg:d="M9385 11762v362h-66v363" svg:viewBox="0 0 67 726">
          <text:p/>
        </draw:connector>
        <draw:connector draw:style-name="gr16" draw:text-style-name="P7" draw:layer="layout" svg:x1="9.319cm" svg:y1="14.746cm" svg:x2="9.289cm" svg:y2="15.787cm" draw:start-shape="id6" draw:start-glue-point="6" draw:end-shape="id7" draw:end-glue-point="4" svg:d="M9319 14746v521h-30v520" svg:viewBox="0 0 31 1042">
          <text:p/>
        </draw:connector>
        <draw:connector draw:style-name="gr16" draw:text-style-name="P7" draw:layer="layout" svg:x1="9.289cm" svg:y1="16.491cm" svg:x2="9.356cm" svg:y2="17.592cm" draw:start-shape="id7" draw:start-glue-point="6" draw:end-shape="id8" draw:end-glue-point="4" svg:d="M9289 16491v552h67v549" svg:viewBox="0 0 68 1102">
          <text:p/>
        </draw:connector>
        <draw:connector draw:style-name="gr16" draw:text-style-name="P7" draw:layer="layout" svg:x1="9.356cm" svg:y1="19.498cm" svg:x2="9.357cm" svg:y2="20.647cm" draw:start-shape="id8" draw:start-glue-point="6" draw:end-shape="id9" draw:end-glue-point="4" svg:d="M9356 19498v574h1v575" svg:viewBox="0 0 2 1150">
          <text:p/>
        </draw:connector>
        <draw:connector draw:style-name="gr16" draw:text-style-name="P7" draw:layer="layout" svg:x1="9.357cm" svg:y1="22.65cm" svg:x2="9.327cm" svg:y2="23.762cm" draw:start-shape="id9" draw:start-glue-point="6" draw:end-shape="id10" draw:end-glue-point="4" svg:d="M9357 22650v555h-30v557" svg:viewBox="0 0 31 1113">
          <text:p/>
        </draw:connector>
        <draw:connector draw:style-name="gr16" draw:text-style-name="P7" draw:layer="layout" svg:x1="11.414cm" svg:y1="13.617cm" svg:x2="13.238cm" svg:y2="15.606cm" draw:start-shape="id6" draw:start-glue-point="7" draw:end-shape="id11" draw:end-glue-point="4" svg:d="M11414 13617h1824v1989" svg:viewBox="0 0 1825 1990">
          <text:p/>
        </draw:connector>
        <draw:connector draw:style-name="gr16" draw:text-style-name="P7" draw:layer="layout" svg:x1="13.238cm" svg:y1="16.311cm" svg:x2="9.356cm" svg:y2="17.592cm" draw:start-shape="id11" draw:start-glue-point="6" draw:end-shape="id8" draw:end-glue-point="4" svg:d="M13238 16311v641h-3882v640" svg:viewBox="0 0 3883 1282">
          <text:p/>
        </draw:connector>
        <draw:connector draw:style-name="gr16" draw:text-style-name="P7" xml:id="id13" draw:id="id13" draw:layer="layout" svg:x1="16.889cm" svg:y1="14.554cm" svg:x2="20.195cm" svg:y2="8.474cm" draw:start-shape="id12" draw:start-glue-point="6" svg:d="M16889 14554v502h3435v-6582h-129" svg:viewBox="0 0 3436 6583">
          <text:p/>
        </draw:connector>
        <draw:connector draw:style-name="gr16" draw:text-style-name="P7" draw:layer="layout" svg:x1="20.195cm" svg:y1="8.474cm" svg:x2="9.406cm" svg:y2="7.032cm" draw:start-shape="id13" draw:start-glue-point="3" draw:end-shape="id4" draw:end-glue-point="4" svg:d="M20195 8474v-1943h-10789v501" svg:viewBox="0 0 10790 1944">
          <text:p/>
        </draw:connector>
        <draw:connector draw:style-name="gr16" draw:text-style-name="P7" draw:layer="layout" svg:x1="11.636cm" svg:y1="10.48cm" svg:x2="16.911cm" svg:y2="11.479cm" draw:start-shape="id5" draw:start-glue-point="7" draw:end-shape="id14" draw:end-glue-point="4" svg:d="M11636 10480h5275v999" svg:viewBox="0 0 5276 1000">
          <text:p/>
        </draw:connector>
        <draw:connector draw:style-name="gr16" draw:text-style-name="P7" draw:layer="layout" svg:x1="16.911cm" svg:y1="12.368cm" svg:x2="16.889cm" svg:y2="13.792cm" draw:start-shape="id14" draw:start-glue-point="6" draw:end-shape="id12" draw:end-glue-point="4" svg:d="M16911 12368v712h-22v712" svg:viewBox="0 0 23 14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09:12:28.008392562</meta:creation-date>
    <dc:date>2018-06-17T21:32:59.770853867</dc:date>
    <meta:editing-duration>P1DT13H21M17S</meta:editing-duration>
    <meta:editing-cycles>3</meta:editing-cycles>
    <meta:generator>LibreOffice/6.0.3.2$Linux_X86_64 LibreOffice_project/00m0$Build-2</meta:generator>
    <meta:document-statistic meta:object-count="30"/>
  </office:meta>
</office:document-meta>
</file>